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CARRION ALVARADO SUSANA NIEVE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ENTREGA A ECONOFLETE</text:span></text:p>
      <text:p text:style-name="P5"/>
      <text:p text:style-name="P5">Recojo: <text:span text:style-name="T3">CARRION ALVARADO SUSANA NIEV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17:13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